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NF 13121 - mens. 08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09-20" calcext:value-type="date">
            <text:p>2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NF 13134 - mens. 09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0-21" calcext:value-type="date">
            <text:p>2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47 - mens. 10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1-21" calcext:value-type="date">
            <text:p>2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60 - mens. 11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2-20" calcext:value-type="date">
            <text:p>2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73 - mens. 12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1-20" calcext:value-type="date">
            <text:p>20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86 - mens. 0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2-20" calcext:value-type="date">
            <text:p>2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199 - mens. 0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3-20" calcext:value-type="date">
            <text:p>20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12 - mens. 03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26 - mens. 04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40 - mens. 05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6-20" calcext:value-type="date">
            <text:p>20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54 - mens. 06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8-20" calcext:value-type="date">
            <text:p>20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82 - mens. 08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296 - mens. 09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5]-[.F15]" office:value-type="float" office:value="1350" calcext:value-type="float">
            <text:p>1.350,00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15])" office:value-type="float" office:value="1350" calcext:value-type="float">
            <text:p>1.350,00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1.489774241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1.4919666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3:28</meta:creation-date>
    <dc:date>2025-10-01T10:56:01.832117507</dc:date>
    <meta:print-date>2019-09-20T16:21:56.762000000</meta:print-date>
    <dc:language>pt-PT</dc:language>
    <meta:editing-cycles>811</meta:editing-cycles>
    <meta:editing-duration>P3DT18H58M28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